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officeooo:paragraph-rsid="000813c6" style:font-weight-asian="bold" style:font-weight-complex="bold"/>
    </style:style>
    <style:style style:name="P2" style:family="paragraph" style:parent-style-name="Standard">
      <style:text-properties style:use-window-font-color="true" style:font-name="Times New Roman" fo:font-size="12pt" fo:font-style="normal" fo:font-weight="bold" officeooo:paragraph-rsid="0009487a" style:font-size-asian="12pt" style:font-style-asian="normal" style:font-weight-asian="bold" style:font-name-complex="Times New Roman1" style:font-size-complex="12pt" style:font-style-complex="normal" style:font-weight-complex="bold"/>
    </style:style>
    <style:style style:name="P3" style:family="paragraph" style:parent-style-name="Standard">
      <style:text-properties style:use-window-font-color="true" style:font-name="Times New Roman" fo:font-size="12pt" fo:font-style="normal" fo:font-weight="bold" officeooo:paragraph-rsid="000aa31b" style:font-size-asian="12pt" style:font-style-asian="normal" style:font-weight-asian="bold" style:font-name-complex="Times New Roman1" style:font-size-complex="12pt" style:font-style-complex="normal" style:font-weight-complex="bold"/>
    </style:style>
    <style:style style:name="P4" style:family="paragraph" style:parent-style-name="Standard">
      <style:text-properties style:font-name="Times New Roman" fo:font-size="14pt" fo:font-style="italic" fo:font-weight="bold" style:font-size-asian="14pt" style:font-style-asian="italic" style:font-weight-asian="bold" style:font-name-complex="Times New Roman1" style:font-size-complex="14pt"/>
    </style:style>
    <style:style style:name="P5" style:family="paragraph" style:parent-style-name="Standard">
      <style:text-properties style:font-name="Times New Roman" fo:font-size="12pt" style:font-size-asian="12pt" style:font-name-complex="Times New Roman1" style:font-size-complex="12pt"/>
    </style:style>
    <style:style style:name="P6" style:family="paragraph" style:parent-style-name="Standard">
      <style:text-properties style:font-name="Times New Roman" fo:font-size="12pt" officeooo:rsid="000813c6" officeooo:paragraph-rsid="000813c6" style:font-size-asian="12pt" style:font-name-complex="Times New Roman1" style:font-size-complex="12pt"/>
    </style:style>
    <style:style style:name="P7" style:family="paragraph" style:parent-style-name="Standard">
      <style:paragraph-properties fo:break-before="page"/>
      <style:text-properties style:font-name="Times New Roman" fo:font-size="14pt" fo:font-style="italic" fo:font-weight="bold" style:font-size-asian="14pt" style:font-style-asian="italic" style:font-weight-asian="bold" style:font-name-complex="Times New Roman1" style:font-size-complex="14pt"/>
    </style:style>
    <style:style style:name="P8" style:family="paragraph" style:parent-style-name="Standard" style:master-page-name="Standard">
      <style:paragraph-properties style:page-number="auto"/>
      <style:text-properties style:font-name="Times New Roman" fo:font-size="20pt" fo:font-weight="bold" style:font-size-asian="20pt" style:font-weight-asian="bold" style:font-name-complex="Times New Roman1" style:font-size-complex="20pt"/>
    </style:style>
    <style:style style:name="P9" style:family="paragraph" style:parent-style-name="Standard">
      <style:text-properties style:font-name="Times New Roman" fo:font-size="14pt" fo:font-style="italic" fo:font-weight="bold" officeooo:rsid="000b2849" officeooo:paragraph-rsid="000b2849" style:font-size-asian="14pt" style:font-style-asian="italic" style:font-weight-asian="bold" style:font-name-complex="Times New Roman1" style:font-size-complex="14pt"/>
    </style:style>
    <style:style style:name="P10" style:family="paragraph" style:parent-style-name="Standard">
      <style:text-properties style:use-window-font-color="true" style:font-name="Times New Roman" fo:font-size="14pt" fo:font-style="italic" fo:font-weight="bold" officeooo:rsid="000b2849" officeooo:paragraph-rsid="000b2849" style:font-size-asian="14pt" style:font-style-asian="italic" style:font-weight-asian="bold" style:font-name-complex="Times New Roman1" style:font-size-complex="14pt"/>
    </style:style>
    <style:style style:name="P11" style:family="paragraph" style:parent-style-name="Standard" style:list-style-name="L1">
      <style:text-properties officeooo:paragraph-rsid="000b2849"/>
    </style:style>
    <style:style style:name="P12" style:family="paragraph" style:parent-style-name="List_20_Paragraph" style:list-style-name="WWNum3"/>
    <style:style style:name="P13" style:family="paragraph" style:parent-style-name="List_20_Paragraph" style:list-style-name="WWNum3">
      <style:text-properties officeooo:paragraph-rsid="00061bcb"/>
    </style:style>
    <style:style style:name="P14" style:family="paragraph" style:parent-style-name="List_20_Paragraph" style:list-style-name="WWNum3">
      <style:text-properties style:font-name="Times New Roman" fo:font-size="12pt" officeooo:rsid="00061bcb" officeooo:paragraph-rsid="00061bcb" style:font-size-asian="12pt" style:font-name-complex="Times New Roman1" style:font-size-complex="12pt"/>
    </style:style>
    <style:style style:name="P15" style:family="paragraph" style:parent-style-name="List_20_Paragraph" style:list-style-name="WWNum3">
      <style:text-properties style:font-name="Times New Roman" fo:font-size="12pt" officeooo:rsid="000813c6" officeooo:paragraph-rsid="000813c6" style:font-size-asian="12pt" style:font-name-complex="Times New Roman1" style:font-size-complex="12pt"/>
    </style:style>
    <style:style style:name="P16" style:family="paragraph" style:parent-style-name="List_20_Paragraph" style:list-style-name="WWNum3">
      <style:text-properties style:font-name="Times New Roman" fo:font-size="12pt" style:font-size-asian="12pt" style:font-name-complex="Times New Roman1" style:font-size-complex="12pt"/>
    </style:style>
    <style:style style:name="P17" style:family="paragraph" style:parent-style-name="List_20_Paragraph" style:list-style-name="WWNum4">
      <style:text-properties style:font-name="Times New Roman" fo:font-size="12pt" style:font-size-asian="12pt" style:font-name-complex="Times New Roman1" style:font-size-complex="12pt"/>
    </style:style>
    <style:style style:name="P18" style:family="paragraph" style:parent-style-name="List_20_Paragraph" style:list-style-name="WWNum3">
      <style:paragraph-properties fo:margin-left="0in" fo:margin-right="0in" fo:text-indent="0in" style:auto-text-indent="false"/>
      <style:text-properties style:font-name="Times New Roman" fo:font-size="12pt"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061bcb" style:font-size-asian="12pt" style:font-name-complex="Times New Roman1" style:font-size-complex="12pt"/>
    </style:style>
    <style:style style:name="T3" style:family="text">
      <style:text-properties style:font-name="Times New Roman" fo:font-size="12pt" officeooo:rsid="000813c6" style:font-size-asian="12pt" style:font-name-complex="Times New Roman1" style:font-size-complex="12pt"/>
    </style:style>
    <style:style style:name="T4" style:family="text">
      <style:text-properties style:font-name="Times New Roman" fo:font-size="12pt" officeooo:rsid="000ab6c3" style:font-size-asian="12pt" style:font-name-complex="Times New Roman1" style:font-size-complex="12pt"/>
    </style:style>
    <style:style style:name="T5" style:family="text">
      <style:text-properties style:font-name="Times New Roman" fo:font-size="12pt" fo:font-weight="bold" style:font-size-asian="12pt" style:font-weight-asian="bold" style:font-name-complex="Times New Roman1" style:font-size-complex="12pt"/>
    </style:style>
    <style:style style:name="T6" style:family="text">
      <style:text-properties style:font-name="Times New Roman" fo:font-size="12pt" fo:font-weight="bold" officeooo:rsid="000ab6c3" style:font-size-asian="12pt" style:font-weight-asian="bold" style:font-name-complex="Times New Roman1" style:font-size-complex="12pt"/>
    </style:style>
    <style:style style:name="T7" style:family="text">
      <style:text-properties style:font-name="Times New Roman" fo:font-size="12pt" fo:font-weight="normal" officeooo:rsid="000813c6" style:font-size-asian="12pt" style:font-weight-asian="normal" style:font-name-complex="Times New Roman1" style:font-size-complex="12pt" style:font-weight-complex="normal"/>
    </style:style>
    <style:style style:name="T8" style:family="text">
      <style:text-properties style:font-name="Times New Roman" fo:font-size="12pt" fo:font-weight="normal" officeooo:rsid="000ab6c3" style:font-size-asian="12pt" style:font-weight-asian="normal" style:font-name-complex="Times New Roman1" style:font-size-complex="12pt" style:font-weight-complex="normal"/>
    </style:style>
    <style:style style:name="T9" style:family="text">
      <style:text-properties fo:font-weight="normal" officeooo:rsid="000aa31b" style:font-weight-asian="normal" style:font-weight-complex="normal"/>
    </style:style>
    <style:style style:name="T10" style:family="text">
      <style:text-properties fo:font-weight="normal" officeooo:rsid="0009487a" style:font-weight-asian="normal" style:font-weight-complex="normal"/>
    </style:style>
    <style:style style:name="T11" style:family="text">
      <style:text-properties fo:font-weight="normal" officeooo:rsid="000ab6c3" style:font-weight-asian="normal" style:font-weight-complex="normal"/>
    </style:style>
    <style:style style:name="T12" style:family="text">
      <style:text-properties officeooo:rsid="0009487a"/>
    </style:style>
    <style:style style:name="T13" style:family="text">
      <style:text-properties officeooo:rsid="000aa31b"/>
    </style:style>
    <style:style style:name="T14" style:family="text">
      <style:text-properties officeooo:rsid="000ab6c3"/>
    </style:style>
    <style:style style:name="T15" style:family="text">
      <style:text-properties style:use-window-font-color="true" style:font-name="Times New Roman" fo:font-size="12pt" fo:font-style="italic" fo:font-weight="normal" officeooo:rsid="000b2849" style:font-size-asian="12pt" style:font-style-asian="italic" style:font-weight-asian="normal" style:font-name-complex="Times New Roman1" style:font-size-complex="12pt" style:font-style-complex="italic" style:font-weight-complex="normal"/>
    </style:style>
    <style:style style:name="T16" style:family="text">
      <style:text-properties style:use-window-font-color="true" style:font-name="Times New Roman" fo:font-size="12pt" fo:font-style="italic" fo:font-weight="normal" officeooo:rsid="000c70e4" style:font-size-asian="12pt" style:font-style-asian="italic" style:font-weight-asian="normal" style:font-name-complex="Times New Roman1" style:font-size-complex="12pt" style:font-style-complex="italic" style:font-weight-complex="normal"/>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Requirements Doc</text:p>
      <text:p text:style-name="P4">Introduction</text:p>
      <text:p text:style-name="P5">The software we are working on is a Map Designing tool for a game called the Zombie Project. The software is for designing the maps that are later going to be used by the main game. This software will be completed by the end of November.</text:p>
      <text:p text:style-name="P4">List of requirements</text:p>
      <text:list xml:id="list6420684205893201782" text:style-name="WWNum3">
        <text:list-header>
          <text:p text:style-name="P18"/>
        </text:list-header>
        <text:list-item>
          <text:p text:style-name="P12"><text:span text:style-name="T2">The system will allow for three different types of user accounts. </text:span><text:span text:style-name="T1">The types </text:span><text:span text:style-name="T2">of accounts are</text:span><text:span text:style-name="T1"> Administrator, Designer and player.</text:span></text:p>
          <text:list>
            <text:list-item>
              <text:p text:style-name="P14">Players:</text:p>
              <text:list>
                <text:list-item>
                  <text:p text:style-name="P14">Create an account</text:p>
                </text:list-item>
                <text:list-item>
                  <text:p text:style-name="P14">Change email address and password</text:p>
                </text:list-item>
                <text:list-item>
                  <text:p text:style-name="P14">Play and browse maps</text:p>
                </text:list-item>
              </text:list>
            </text:list-item>
            <text:list-item>
              <text:p text:style-name="P14">Designers:</text:p>
              <text:list>
                <text:list-item>
                  <text:p text:style-name="P14">Can do everything a Player account can do.</text:p>
                </text:list-item>
                <text:list-item>
                  <text:p text:style-name="P13"><text:span text:style-name="T2">W</text:span><text:span text:style-name="T1">ill be able to create, modify, </text:span><text:span text:style-name="T3">save a</text:span><text:span text:style-name="T1">nd delete </text:span><text:span text:style-name="T2">their own</text:span><text:span text:style-name="T1"> maps from the system</text:span></text:p>
                </text:list-item>
              </text:list>
            </text:list-item>
            <text:list-item>
              <text:p text:style-name="P14">Administrators:</text:p>
              <text:list>
                <text:list-item>
                  <text:p text:style-name="P14">Can do everything a Designer account can do.</text:p>
                </text:list-item>
                <text:list-item>
                  <text:p text:style-name="P14"><text:span text:style-name="T14">Is able to a</text:span>dd and remove users.</text:p>
                </text:list-item>
                <text:list-item>
                  <text:p text:style-name="P14"><text:span text:style-name="T14">Can v</text:span>iew and remove <text:span text:style-name="T14">any </text:span>map.</text:p>
                </text:list-item>
                <text:list-item>
                  <text:p text:style-name="P14">Can change the account type of any account.</text:p>
                </text:list-item>
              </text:list>
            </text:list-item>
          </text:list>
        </text:list-item>
        <text:list-item>
          <text:p text:style-name="P15">The user accounts will be logged out after 20 minutes of inactivity.</text:p>
        </text:list-item>
        <text:list-item>
          <text:p text:style-name="P13"><text:span text:style-name="T2">The system will have a fully </text:span><text:span text:style-name="T3">functional</text:span><text:span text:style-name="T2"> map editor </text:span><text:span text:style-name="T3">with the following features:</text:span></text:p>
          <text:list>
            <text:list-item>
              <text:p text:style-name="P15">allow<text:span text:style-name="T14">s</text:span> administrators and designers to create and edit maps</text:p>
            </text:list-item>
            <text:list-item>
              <text:p text:style-name="P15">will be able to use keyboard shortcuts, undo/redo, and right/left click assignment.</text:p>
            </text:list-item>
            <text:list-item>
              <text:p text:style-name="P15">will be able to place tiles <text:span text:style-name="T14">and</text:span> objects, and create events in the map editor.</text:p>
            </text:list-item>
            <text:list-item>
              <text:p text:style-name="P15">Maps will auto-save <text:span text:style-name="T14">every 15 seconds</text:span>, or if the user manually saves.</text:p>
            </text:list-item>
            <text:list-item>
              <text:p text:style-name="P15">Will allow for play testing of maps</text:p>
            </text:list-item>
            <text:list-item>
              <text:p text:style-name="P15">Different layers can be used in map editing.</text:p>
            </text:list-item>
          </text:list>
        </text:list-item>
        <text:list-item>
          <text:p text:style-name="P16">The maps can be uploaded to the main game site to be played. After modification a new upload will be required</text:p>
        </text:list-item>
      </text:list>
      <text:p text:style-name="P4">List of non-functional requirements</text:p>
      <text:list xml:id="list767663486008470107" text:style-name="WWNum4">
        <text:list-item>
          <text:p text:style-name="P17">The system should be run in at least Win XP or higher.</text:p>
        </text:list-item>
        <text:list-item>
          <text:p text:style-name="P17">This software will be tested on Google Chrome Ver. 29. <text:s/>To ensure that the program runs well please use this version or above. Update if necessary.</text:p>
        </text:list-item>
      </text:list>
      <text:p text:style-name="P9"/>
      <text:p text:style-name="P10"><text:soft-page-break/>Extra requirements</text:p>
      <text:list xml:id="list2453698059539019313" text:style-name="L1">
        <text:list-item>
          <text:p text:style-name="P11"><text:span text:style-name="T16">M</text:span><text:span text:style-name="T15">ini-map: </text:span><text:span text:style-name="T16">O</text:span><text:span text:style-name="T15">verview of entire map while working.</text:span></text:p>
        </text:list-item>
        <text:list-item>
          <text:p text:style-name="P11"><text:span text:style-name="T16">P</text:span><text:span text:style-name="T15">lay test: </text:span><text:span text:style-name="T16">Y</text:span><text:span text:style-name="T15">ou can play the map in a different tab </text:span><text:span text:style-name="T16">or frame.</text:span></text:p>
        </text:list-item>
        <text:list-item>
          <text:p text:style-name="P11"><text:span text:style-name="T16">C</text:span><text:span text:style-name="T15">ustom tile sets: </text:span><text:span text:style-name="T16">The user can upload their own tiles for a map.</text:span></text:p>
        </text:list-item>
        <text:list-item>
          <text:p text:style-name="P11"><text:span text:style-name="T16">P</text:span><text:span text:style-name="T15">alette of tiles that can be mapped to numbers 0-9.</text:span></text:p>
          <text:p text:style-name="P11"><text:span text:style-name="T15"/></text:p>
        </text:list-item>
      </text:list>
      <text:p text:style-name="P7">Glossary</text:p>
      <text:p text:style-name="P2"><text:span text:style-name="T12">Events: </text:span><text:span text:style-name="T11">A</text:span><text:span text:style-name="T10">ctions that occur by reaching a location or other events.</text:span></text:p>
      <text:p text:style-name="P3"><text:span text:style-name="T13">Objects: </text:span><text:span text:style-name="T9">Items players can interact with.</text:span></text:p>
      <text:p text:style-name="Standard"><text:span text:style-name="T5">Permission</text:span><text:span text:style-name="T6">s</text:span><text:span text:style-name="T5">: </text:span><text:span text:style-name="T1">Determine what a user can do in the system. Higher permissions mean the user can do more.</text:span></text:p>
      <text:p text:style-name="Standard"><text:span text:style-name="T5">Software:</text:span><text:span text:style-name="T1"> Is a program that runs on a computer to solve a problem.</text:span></text:p>
      <text:p text:style-name="Standard"><text:span text:style-name="T5">Template:</text:span><text:span text:style-name="T1"> Something that is default so that the user can start working from that. In our case these are default maps that the user can modify and save as a map </text:span><text:span text:style-name="T4">of their own</text:span><text:span text:style-name="T1">.</text:span></text:p>
      <text:p text:style-name="P1"><text:span text:style-name="T3">Tile: </text:span><text:span text:style-name="T8"><text:s/>An </text:span><text:span text:style-name="T7">image represent</text:span><text:span text:style-name="T8">ing</text:span><text:span text:style-name="T7"> of a small part of the map.</text:span></text:p>
      <text:p text:style-name="Standard"><text:span text:style-name="T5">Undo – Redo:</text:span><text:span text:style-name="T1"> </text:span><text:span text:style-name="T4">These are very use</text:span><text:span text:style-name="T1">ful options in a computer program; </text:span><text:span text:style-name="T4">t</text:span><text:span text:style-name="T1">hey help go back(or forward) </text:span><text:span text:style-name="T4">one step at a time</text:span><text:span text:style-name="T1"> in the map </text:span><text:span text:style-name="T4">creation process</text:span><text:span text:style-name="T1">.</text:span></text:p>
      <text:p text:style-name="Standard"><text:span text:style-name="T5">Update:</text:span><text:span text:style-name="T1"> </text:span><text:span text:style-name="T4">t</text:span><text:span text:style-name="T1">o get a newer version of a computer program.</text:span></text:p>
      <text:p text:style-name="Standard"><text:span text:style-name="T5">Upload:</text:span><text:span text:style-name="T1"> </text:span><text:span text:style-name="T4">t</text:span><text:span text:style-name="T1">o transfer a file to a website or another computer, usually a server. </text:span></text:p>
      <text:p text:style-name="Standard"><text:span text:style-name="T5">Username:</text:span><text:span text:style-name="T1"> the name of the user that the system uses. This is used to log in to the system.</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DejaVu San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alibri1"/>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2752in"/>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0.7752in"/>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75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1.7752in"/>
        </style:list-level-properties>
        <style:text-properties fo:font-family="Symbol" style:font-style-name="Regular"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2752in"/>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752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2752in"/>
        </style:list-level-properties>
        <style:text-properties fo:font-family="Symbol" style:font-style-name="Regular"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3.7752in"/>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7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252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025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25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025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25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025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252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025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dc:creator>improvshark </dc:creator>
    <meta:editing-cycles>11</meta:editing-cycles>
    <meta:creation-date>2013-09-02T16:05:00</meta:creation-date>
    <dc:date>2013-09-09T16:49:32</dc:date>
    <meta:editing-duration>PT10M44S</meta:editing-duration>
    <meta:generator>LibreOffice/4.0.2.2$Linux_X86_64 LibreOffice_project/400m0$Build-2</meta:generator>
    <meta:document-statistic meta:table-count="0" meta:image-count="0" meta:object-count="0" meta:page-count="3" meta:paragraph-count="45" meta:word-count="526" meta:character-count="2821" meta:non-whitespace-character-count="236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